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59e08" officeooo:paragraph-rsid="00159e08"/>
    </style:style>
    <style:style style:name="P3" style:family="paragraph" style:parent-style-name="Standard">
      <style:text-properties officeooo:paragraph-rsid="00159e08"/>
    </style:style>
    <style:style style:name="P4" style:family="paragraph" style:parent-style-name="Standard">
      <style:text-properties officeooo:rsid="001707b6" officeooo:paragraph-rsid="001707b6"/>
    </style:style>
    <style:style style:name="P5" style:family="paragraph" style:parent-style-name="Standard">
      <style:text-properties officeooo:rsid="001707b6" officeooo:paragraph-rsid="00171cb9"/>
    </style:style>
    <style:style style:name="P6" style:family="paragraph" style:parent-style-name="Standard">
      <style:text-properties officeooo:rsid="001817f5" officeooo:paragraph-rsid="001817f5"/>
    </style:style>
    <style:style style:name="T1" style:family="text">
      <style:text-properties officeooo:rsid="0013ead1"/>
    </style:style>
    <style:style style:name="T2" style:family="text">
      <style:text-properties officeooo:rsid="00173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Resposta:</text:p>
      <text:p text:style-name="P6"/>
      <text:p text:style-name="P6">var x = prompt("Digite o primeiro número"); </text:p>
      <text:p text:style-name="P6">var y = prompt("Digite o segundo número"); </text:p>
      <text:p text:style-name="P6">var resultado = Number(x) + Number(y); </text:p>
      <text:p text:style-name="P6">alert("O resultado da soma é: " + resultado); </text:p>
      <text:p text:style-name="P6"/>
      <text:p text:style-name="P6">if (resultado &gt; 10) { </text:p>
      <text:p text:style-name="P6"><text:tab/>alert("Esta calculadora é limitada, você atingiu o valor máximo de cálculo."); 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11:46.023075778</dc:date>
    <meta:editing-duration>PT22M2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46" meta:character-count="284" meta:non-whitespace-character-count="239"/>
  </office:meta>
</office:document-meta>
</file>